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Real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kbt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jcut</text:p>
          </table:table-cell>
          <table:table-cell office:value-type="string" calcext:value-type="string">
            <text:p>fene_r0</text:p>
          </table:table-cell>
          <table:table-cell office:value-type="string" calcext:value-type="string">
            <text:p>fene_dmax</text:p>
          </table:table-cell>
          <table:table-cell office:value-type="string" calcext:value-type="string">
            <text:p>bond_length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kbend</text:p>
          </table:table-cell>
        </table:table-row>
        <table:table-row table:style-name="ro1">
          <table:table-cell office:value-type="string" calcext:value-type="string">
            <text:p>deg2e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2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aramtypeRe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1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2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armo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1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2B</text:p>
          </table:table-cell>
          <table:table-cell office:value-type="string" calcext:value-type="string">
            <text:p>PE a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armo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2</text:p>
          </table:table-cell>
        </table:table-row>
      </table:table>
      <table:table table:name="concentration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name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mol_liter</text:p>
          </table:table-cell>
        </table:table-row>
        <table:table-row table:style-name="ro1">
          <table:table-cell office:value-type="string" calcext:value-type="string">
            <text:p>deg2c0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0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7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o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g2c7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7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8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o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g2c8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8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9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o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g2c9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9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0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ol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g2c10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0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HMMmode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_n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bsle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5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terochrom/lo</text:p>
          </table:table-cell>
          <table:table-cell office:value-type="string" calcext:value-type="string">
            <text:p>13_Heterochrom/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8_Insulat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7_Weak_Enhanc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5_Strong_Enhanc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ak_Txn</text:p>
          </table:table-cell>
          <table:table-cell office:value-type="string" calcext:value-type="string">
            <text:p>11_Weak_Tx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n_Elongation</text:p>
          </table:table-cell>
          <table:table-cell office:value-type="string" calcext:value-type="string">
            <text:p>10_Txn_Elong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xn_Transition</text:p>
          </table:table-cell>
          <table:table-cell office:value-type="string" calcext:value-type="string">
            <text:p>9_Txn_Transi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6_Weak_Enhanc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ak_Promoter</text:p>
          </table:table-cell>
          <table:table-cell office:value-type="string" calcext:value-type="string">
            <text:p>2_Weak_Promo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_Promoter</text:p>
          </table:table-cell>
          <table:table-cell office:value-type="string" calcext:value-type="string">
            <text:p>1_Active_Promot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ed_Promoter</text:p>
          </table:table-cell>
          <table:table-cell office:value-type="string" calcext:value-type="string">
            <text:p>3_Poised_Promot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ressed</text:p>
          </table:table-cell>
          <table:table-cell office:value-type="string" calcext:value-type="string">
            <text:p>12_Repress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4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4_Strong_Enhancer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5:13:30.858709814</meta:creation-date>
    <dc:date>2023-02-23T16:19:33.941364435</dc:date>
    <meta:editing-duration>P23DT12H49M42S</meta:editing-duration>
    <meta:editing-cycles>614</meta:editing-cycles>
    <meta:generator>LibreOffice/7.3.7.2$Linux_X86_64 LibreOffice_project/30$Build-2</meta:generator>
    <meta:document-statistic meta:table-count="4" meta:cell-count="499" meta:object-count="0"/>
  </office:meta>
</office:document-meta>
</file>